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555555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table table:name="Feuille1" table:style-name="ta1" table:print="false">
        <table:table-column table:style-name="co1" table:default-cell-style-name="ce2"/>
        <table:table-row table:style-name="ro1">
          <table:table-cell table:style-name="ce1" office:value-type="float" office:value="1215">
            <text:p>1215</text:p>
          </table:table-cell>
        </table:table-row>
        <table:table-row table:style-name="ro1">
          <table:table-cell table:formula="of:=SUM([.A1]*1.5)" office:value-type="float" office:value="1822.5">
            <text:p>1823</text:p>
          </table:table-cell>
        </table:table-row>
        <table:table-row table:style-name="ro1">
          <table:table-cell table:formula="of:=SUM([.A2]*1.5)" office:value-type="float" office:value="2733.75">
            <text:p>2734</text:p>
          </table:table-cell>
        </table:table-row>
        <table:table-row table:style-name="ro1">
          <table:table-cell table:formula="of:=SUM([.A3]*1.5)" office:value-type="float" office:value="4100.625">
            <text:p>4101</text:p>
          </table:table-cell>
        </table:table-row>
        <table:table-row table:style-name="ro1">
          <table:table-cell table:formula="of:=SUM([.A4]*1.5)" office:value-type="float" office:value="6150.9375">
            <text:p>6151</text:p>
          </table:table-cell>
        </table:table-row>
        <table:table-row table:style-name="ro1">
          <table:table-cell table:formula="of:=SUM([.A5]*1.5)" office:value-type="float" office:value="9226.40625">
            <text:p>9226</text:p>
          </table:table-cell>
        </table:table-row>
        <table:table-row table:style-name="ro1">
          <table:table-cell table:formula="of:=SUM([.A6]*1.2)" office:value-type="float" office:value="11071.6875">
            <text:p>11072</text:p>
          </table:table-cell>
        </table:table-row>
        <table:table-row table:style-name="ro1">
          <table:table-cell table:formula="of:=SUM([.A7]*1.2)" office:value-type="float" office:value="13286.025">
            <text:p>13286</text:p>
          </table:table-cell>
        </table:table-row>
        <table:table-row table:style-name="ro1">
          <table:table-cell table:formula="of:=SUM([.A8]*1.2)" office:value-type="float" office:value="15943.23">
            <text:p>15943</text:p>
          </table:table-cell>
        </table:table-row>
        <table:table-row table:style-name="ro1">
          <table:table-cell table:formula="of:=SUM([.A9]*1.2)" office:value-type="float" office:value="19131.876">
            <text:p>19132</text:p>
          </table:table-cell>
        </table:table-row>
        <table:table-row table:style-name="ro1">
          <table:table-cell table:formula="of:=SUM([.A10]*1.2)" office:value-type="float" office:value="22958.2512">
            <text:p>22958</text:p>
          </table:table-cell>
        </table:table-row>
        <table:table-row table:style-name="ro1">
          <table:table-cell table:formula="of:=SUM([.A11]*1.2)" office:value-type="float" office:value="27549.90144">
            <text:p>27550</text:p>
          </table:table-cell>
        </table:table-row>
        <table:table-row table:style-name="ro1">
          <table:table-cell table:formula="of:=SUM([.A12]*1.2)" office:value-type="float" office:value="33059.881728">
            <text:p>33060</text:p>
          </table:table-cell>
        </table:table-row>
        <table:table-row table:style-name="ro1">
          <table:table-cell table:formula="of:=SUM([.A13]*1.2)" office:value-type="float" office:value="39671.8580736">
            <text:p>39672</text:p>
          </table:table-cell>
        </table:table-row>
        <table:table-row table:style-name="ro1">
          <table:table-cell table:formula="of:=SUM([.A14]*1.2)" office:value-type="float" office:value="47606.22968832">
            <text:p>47606</text:p>
          </table:table-cell>
        </table:table-row>
        <table:table-row table:style-name="ro1">
          <table:table-cell table:formula="of:=SUM([.A15]*1.2)" office:value-type="float" office:value="57127.475625984">
            <text:p>57127</text:p>
          </table:table-cell>
        </table:table-row>
        <table:table-row table:style-name="ro1">
          <table:table-cell table:formula="of:=SUM([.A16]*1.2)" office:value-type="float" office:value="68552.9707511808">
            <text:p>68553</text:p>
          </table:table-cell>
        </table:table-row>
        <table:table-row table:style-name="ro1">
          <table:table-cell table:formula="of:=SUM([.A17]*1.2)" office:value-type="float" office:value="82263.5649014169">
            <text:p>82264</text:p>
          </table:table-cell>
        </table:table-row>
        <table:table-row table:style-name="ro1">
          <table:table-cell table:formula="of:=SUM([.A18]*1.2)" office:value-type="float" office:value="98716.2778817003">
            <text:p>98716</text:p>
          </table:table-cell>
        </table:table-row>
        <table:table-row table:style-name="ro1">
          <table:table-cell table:formula="of:=SUM([.A19]*1.2)" office:value-type="float" office:value="118459.53345804">
            <text:p>118460</text:p>
          </table:table-cell>
        </table:table-row>
        <table:table-row table:style-name="ro1">
          <table:table-cell table:formula="of:=SUM([.A20]*1.2)" office:value-type="float" office:value="142151.440149648">
            <text:p>142151</text:p>
          </table:table-cell>
        </table:table-row>
        <table:table-row table:style-name="ro1">
          <table:table-cell table:formula="of:=SUM([.A21]*1.2)" office:value-type="float" office:value="170581.728179578">
            <text:p>170582</text:p>
          </table:table-cell>
        </table:table-row>
        <table:table-row table:style-name="ro1">
          <table:table-cell table:formula="of:=SUM([.A22]*1.2)" office:value-type="float" office:value="204698.073815494">
            <text:p>204698</text:p>
          </table:table-cell>
        </table:table-row>
        <table:table-row table:style-name="ro1">
          <table:table-cell table:formula="of:=SUM([.A23]*1.2)" office:value-type="float" office:value="245637.688578592">
            <text:p>245638</text:p>
          </table:table-cell>
        </table:table-row>
        <table:table-row table:style-name="ro1">
          <table:table-cell table:formula="of:=SUM([.A24]*1.2)" office:value-type="float" office:value="294765.226294311">
            <text:p>294765</text:p>
          </table:table-cell>
        </table:table-row>
        <table:table-row table:style-name="ro1">
          <table:table-cell table:formula="of:=SUM([.A25]*1.1)" office:value-type="float" office:value="324241.748923742">
            <text:p>324242</text:p>
          </table:table-cell>
        </table:table-row>
        <table:table-row table:style-name="ro1">
          <table:table-cell table:formula="of:=SUM([.A26]*1.1)" office:value-type="float" office:value="356665.923816116">
            <text:p>356666</text:p>
          </table:table-cell>
        </table:table-row>
        <table:table-row table:style-name="ro1">
          <table:table-cell table:formula="of:=SUM([.A27]*1.1)" office:value-type="float" office:value="392332.516197728">
            <text:p>392333</text:p>
          </table:table-cell>
        </table:table-row>
        <table:table-row table:style-name="ro1">
          <table:table-cell table:formula="of:=SUM([.A28]*1.1)" office:value-type="float" office:value="431565.767817501">
            <text:p>431566</text:p>
          </table:table-cell>
        </table:table-row>
        <table:table-row table:style-name="ro1">
          <table:table-cell table:formula="of:=SUM([.A29]*1.1)" office:value-type="float" office:value="474722.344599251">
            <text:p>474722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15/11/2016</text:date>, <text:time>15:5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5:42:04.97</meta:creation-date>
    <dc:date>2016-11-15T15:50:23.25</dc:date>
    <meta:editing-duration>PT8M20S</meta:editing-duration>
    <meta:editing-cycles>1</meta:editing-cycles>
    <meta:document-statistic meta:table-count="3" meta:cell-count="30" meta:object-count="0"/>
    <meta:generator>OpenOffice/4.0.1$Win32 OpenOffice.org_project/401m5$Build-9714</meta:generator>
  </office:meta>
</office:document-meta>
</file>